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Pregunta 1:</text:span> ¿Qué significa FTP y cuál es su función en la administración de servidores?</text:p>
      <text:p text:style-name="Text_20_body"><text:span text:style-name="Strong_20_Emphasis">Respuesta 1:</text:span> FTP significa "File Transfer Protocol" (Protocolo de Transferencia de Archivos) y su función es facilitar la transferencia de archivos entre un cliente y un servidor a través de una red.</text:p>
      <text:p text:style-name="Text_20_body"><text:span text:style-name="Strong_20_Emphasis">Pregunta 2:</text:span> ¿Cuál es la diferencia entre FTP activo y FTP pasivo en la administración de servidores FTP?</text:p>
      <text:p text:style-name="Text_20_body"><text:span text:style-name="Strong_20_Emphasis">Respuesta 2:</text:span> FTP activo implica que el servidor establece una conexión de datos con el cliente, mientras que en FTP pasivo, el cliente inicia la conexión de datos con el servidor. FTP pasivo es más común en redes con restricciones de firewall.</text:p>
      <text:p text:style-name="Text_20_body"><text:span text:style-name="Strong_20_Emphasis">Pregunta 3:</text:span> ¿Qué es un servidor FTP anónimo y por qué podría ser útil?</text:p>
      <text:p text:style-name="Text_20_body"><text:span text:style-name="Strong_20_Emphasis">Respuesta 3:</text:span> Un servidor FTP anónimo permite a los usuarios acceder a él sin necesidad de autenticación. Puede ser útil para compartir archivos públicos o de acceso general.</text:p>
      <text:p text:style-name="Text_20_body"><text:span text:style-name="Strong_20_Emphasis">Pregunta 4:</text:span> ¿Cuál es el propósito de un servidor FTP seguro (FTPS) y cómo se diferencia del FTP estándar?</text:p>
      <text:p text:style-name="Text_20_body"><text:span text:style-name="Strong_20_Emphasis">Respuesta 4:</text:span> FTPS agrega una capa de seguridad al FTP estándar mediante la encriptación de la comunicación y la autenticación de certificados. Es más seguro que FTP sin cifrar.</text:p>
      <text:p text:style-name="Text_20_body"><text:span text:style-name="Strong_20_Emphasis">Pregunta 5:</text:span> ¿Qué es SFTP y cuál es su relación con FTP en la administración de servidores FTP?</text:p>
      <text:p text:style-name="Text_20_body"><text:span text:style-name="Strong_20_Emphasis">Respuesta 5:</text:span> SFTP significa "SSH File Transfer Protocol" y utiliza una conexión SSH segura para transferir archivos. A pesar del nombre, no tiene relación directa con FTP estándar.</text:p>
      <text:p text:style-name="Text_20_body"><text:span text:style-name="Strong_20_Emphasis">Pregunta 6:</text:span> ¿Cuál es la importancia de configurar un límite de velocidad en un servidor FTP?</text:p>
      <text:p text:style-name="Text_20_body"><text:span text:style-name="Strong_20_Emphasis">Respuesta 6:</text:span> Configurar un límite de velocidad en un servidor FTP ayuda a evitar la saturación de la red y garantiza que la transferencia de archivos no afecte negativamente a otros servicios.</text:p>
      <text:p text:style-name="Text_20_body"><text:span text:style-name="Strong_20_Emphasis">Pregunta 7:</text:span> ¿Qué es la autenticación de usuarios en un servidor FTP y cómo se puede configurar?</text:p>
      <text:p text:style-name="Text_20_body"><text:span text:style-name="Strong_20_Emphasis">Respuesta 7:</text:span> La autenticación de usuarios requiere que los usuarios se identifiquen antes de acceder al servidor FTP. Se puede configurar mediante contraseñas, certificados, autenticación de clave pública, entre otros.</text:p>
      <text:p text:style-name="Text_20_body"><text:span text:style-name="Strong_20_Emphasis">Pregunta 8:</text:span> ¿Cuál es la función de un servidor FTP virtual y en qué se diferencia de un servidor FTP físico?</text:p>
      <text:p text:style-name="Text_20_body"><text:span text:style-name="Strong_20_Emphasis">Respuesta 8:</text:span> Un servidor FTP virtual es un servidor configurado para operar en un puerto específico con una ruta de acceso virtual. Se diferencia de un servidor físico en que comparte recursos con otros servidores virtuales en el mismo host.</text:p>
      <text:p text:style-name="Text_20_body"><text:span text:style-name="Strong_20_Emphasis">Pregunta 9:</text:span> ¿Qué es la restricción de acceso en la administración de servidores FTP y cómo se puede aplicar?</text:p>
      <text:p text:style-name="Text_20_body"><text:soft-page-break/><text:span text:style-name="Strong_20_Emphasis">Respuesta 9:</text:span> La restricción de acceso implica limitar qué usuarios o direcciones IP tienen permiso para acceder al servidor FTP. Se puede aplicar mediante configuración de firewall, listas de control de acceso (ACL) o configuración de usuarios.</text:p>
      <text:p text:style-name="Text_20_body"><text:span text:style-name="Strong_20_Emphasis">Pregunta 10:</text:span> ¿Qué es un servidor FTP chroot y cuál es su función?</text:p>
      <text:p text:style-name="Text_20_body"><text:span text:style-name="Strong_20_Emphasis">Respuesta 10:</text:span> Un servidor FTP chroot restringe a los usuarios a un directorio específico y evita que naveguen por todo el sistema de archivos. Esto mejora la seguridad al limitar su acceso.</text:p>
      <text:p text:style-name="Text_20_body"><text:span text:style-name="Strong_20_Emphasis">Pregunta 11:</text:span> ¿Por qué es importante realizar copias de seguridad de los archivos del servidor FTP y cómo se pueden hacer?</text:p>
      <text:p text:style-name="Text_20_body"><text:span text:style-name="Strong_20_Emphasis">Respuesta 11:</text:span> Es importante realizar copias de seguridad para proteger los datos en caso de pérdida o daño. Se pueden hacer copias de seguridad mediante programas de respaldo o scripts personalizados.</text:p>
      <text:p text:style-name="Text_20_body"><text:span text:style-name="Strong_20_Emphasis">Pregunta 12:</text:span> ¿Cuál es la función de los registros (logs) en la administración de servidores FTP?</text:p>
      <text:p text:style-name="Text_20_body"><text:span text:style-name="Strong_20_Emphasis">Respuesta 12:</text:span> Los registros registran eventos y actividades en el servidor FTP. Son útiles para el seguimiento, la resolución de problemas y la auditoría de seguridad.</text:p>
      <text:p text:style-name="Text_20_body"><text:span text:style-name="Strong_20_Emphasis">Pregunta 13:</text:span> ¿Qué es la cuota de disco en la administración de servidores FTP?</text:p>
      <text:p text:style-name="Text_20_body"><text:span text:style-name="Strong_20_Emphasis">Respuesta 13:</text:span> La cuota de disco es un límite que se establece en la cantidad de espacio que un usuario o grupo puede utilizar en el servidor FTP. Ayuda a gestionar el almacenamiento.</text:p>
      <text:p text:style-name="Text_20_body"><text:span text:style-name="Strong_20_Emphasis">Pregunta 14:</text:span> ¿Cómo se puede configurar la encriptación en un servidor FTP para mejorar la seguridad de las transferencias?</text:p>
      <text:p text:style-name="Text_20_body"><text:span text:style-name="Strong_20_Emphasis">Respuesta 14:</text:span> La encriptación se puede configurar mediante TLS/SSL para cifrar la comunicación entre el cliente y el servidor FTP, proporcionando una transferencia segura de archivos.</text:p>
      <text:p text:style-name="Text_20_body"><text:span text:style-name="Strong_20_Emphasis">Pregunta 15:</text:span> ¿Qué es un servidor FTP de carga y descarga inversa y en qué situaciones podría ser necesario?</text:p>
      <text:p text:style-name="Text_20_body"><text:span text:style-name="Strong_20_Emphasis">Respuesta 15:</text:span> Un servidor FTP de carga y descarga inversa permite a los clientes cargar archivos en el servidor. Es útil en situaciones donde se necesita recibir archivos de usuarios remotos.</text:p>
      <text:p text:style-name="Text_20_body"><text:span text:style-name="Strong_20_Emphasis">Pregunta 16:</text:span> ¿Cuál es el propósito de la autenticación de dos factores en un servidor FTP?</text:p>
      <text:p text:style-name="Text_20_body"><text:span text:style-name="Strong_20_Emphasis">Respuesta 16:</text:span> La autenticación de dos factores mejora la seguridad requiriendo dos métodos de autenticación, como una contraseña y un código temporal enviado a un dispositivo móvil.</text:p>
      <text:p text:style-name="Text_20_body"><text:span text:style-name="Strong_20_Emphasis">Pregunta 17:</text:span> ¿Qué medidas se pueden tomar para proteger un servidor FTP contra ataques de fuerza bruta?</text:p>
      <text:p text:style-name="Text_20_body"><text:span text:style-name="Strong_20_Emphasis">Respuesta 17:</text:span> Medidas incluyen el uso de contraseñas fuertes, bloqueo de direcciones IP tras varios intentos fallidos y la implementación de medidas de seguridad como TLS/SSL.</text:p>
      <text:p text:style-name="Text_20_body"><text:span text:style-name="Strong_20_Emphasis">Pregunta 18:</text:span> ¿Qué es el acceso anónimo en un servidor FTP y cuáles son los riesgos asociados?</text:p>
      <text:p text:style-name="Text_20_body"><text:soft-page-break/><text:span text:style-name="Strong_20_Emphasis">Respuesta 18:</text:span> El acceso anónimo permite a los usuarios conectarse sin autenticación. Los riesgos incluyen la posibilidad de acceso no autorizado y la exposición de archivos sensibles.</text:p>
      <text:p text:style-name="Text_20_body"><text:span text:style-name="Strong_20_Emphasis">Pregunta 19:</text:span> ¿Qué es la cuota de ancho de banda y cómo se puede configurar en un servidor FTP?</text:p>
      <text:p text:style-name="Text_20_body"><text:span text:style-name="Strong_20_Emphasis">Respuesta 19:</text:span> La cuota de ancho de banda limita la velocidad de transferencia de archivos de un usuario. Se puede configurar en el servidor FTP para evitar el consumo excesivo de ancho de banda.</text:p>
      <text:p text:style-name="Text_20_body"><text:span text:style-name="Strong_20_Emphasis">Pregunta 20:</text:span> ¿Cuál es la importancia de mantener actualizado el software del servidor FTP y cómo se puede realizar la actualización?</text:p>
      <text:p text:style-name="Text_20_body"><text:span text:style-name="Strong_20_Emphasis">Respuesta 20:</text:span> Mantener actualizado el software del servidor FTP es importante para recibir parches de seguridad. La actualización se puede realizar descargando la última versión del software desde el sitio oficial y siguiendo las instrucciones de instalació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La seguridad del sistema </text:p>
        <text:p text:style-name="MP2">Administración de servidores FTP <text:s/></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6:25:54.840772783</dc:date>
    <meta:editing-duration>PT9H14M14S</meta:editing-duration>
    <meta:editing-cycles>136</meta:editing-cycles>
    <meta:generator>LibreOffice/7.4.1.2$Linux_X86_64 LibreOffice_project/3c58a8f3a960df8bc8fd77b461821e42c061c5f0</meta:generator>
    <meta:document-statistic meta:table-count="0" meta:image-count="1" meta:object-count="0" meta:page-count="3" meta:paragraph-count="43" meta:word-count="986" meta:character-count="5994" meta:non-whitespace-character-count="5048"/>
  </office:meta>
</office:document-meta>
</file>